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4.701cm"/>
    </style:style>
    <style:style style:name="co4" style:family="table-column">
      <style:table-column-properties fo:break-before="auto" style:column-width="3.2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sie</text:p>
          </table:table-cell>
          <table:table-cell office:value-type="string">
            <text:p>Afrique</text:p>
          </table:table-cell>
          <table:table-cell office:value-type="string">
            <text:p>Europe</text:p>
          </table:table-cell>
          <table:table-cell office:value-type="string">
            <text:p>Amérique latine et caraïbes</text:p>
          </table:table-cell>
          <table:table-cell office:value-type="string">
            <text:p>Amérique du Nord</text:p>
          </table:table-cell>
          <table:table-cell table:style-name="ce1" office:value-type="string">
            <text:p>Océanie</text:p>
          </table:table-cell>
        </table:table-row>
        <table:table-row table:style-name="ro1">
          <table:table-cell office:value-type="string">
            <text:p>60,5 </text:p>
          </table:table-cell>
          <table:table-cell office:value-type="string">
            <text:p>14,0 </text:p>
          </table:table-cell>
          <table:table-cell table:style-name="ce1" office:value-type="string">
            <text:p>11,3 </text:p>
          </table:table-cell>
          <table:table-cell table:style-name="ce1" office:value-type="string">
            <text:p>8,6 </text:p>
          </table:table-cell>
          <table:table-cell table:style-name="ce1" office:value-type="string">
            <text:p>5,1 </text:p>
          </table:table-cell>
          <table:table-cell table:style-name="ce1" office:value-type="string">
            <text:p>0,5 </text:p>
          </table:table-cell>
        </table:table-row>
        <table:table-row table:style-name="ro1">
          <table:table-cell office:value-type="float" office:value="4030000000">
            <text:p>4030000000</text:p>
          </table:table-cell>
          <table:table-cell office:value-type="float" office:value="965000000">
            <text:p>965000000</text:p>
          </table:table-cell>
          <table:table-cell table:style-name="ce1" office:value-type="float" office:value="731000000">
            <text:p>731000000</text:p>
          </table:table-cell>
          <table:table-cell table:style-name="ce1" office:value-type="float" office:value="572000000">
            <text:p>572000000</text:p>
          </table:table-cell>
          <table:table-cell table:style-name="ce1" office:value-type="string">
            <text:p><text:a xlink:href="http://fr.wikipedia.org/wiki/Amérique_du_Nord"> </text:a>339000000</text:p>
          </table:table-cell>
          <table:table-cell table:style-name="ce1" office:value-type="float" office:value="34000000">
            <text:p>34000000</text:p>
          </table:table-cell>
        </table:table-row>
        <table:table-row table:style-name="ro1">
          <table:table-cell table:style-name="Default"/>
          <table:table-cell office:value-type="string">
            <text:p><text:a xlink:href="http://fr.wikipedia.org/wiki/Afrique"> </text:a>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>
            <draw:frame table:end-cell-address="Feuille1.F32" table:end-x="1.758cm" table:end-y="0.107cm" draw:z-index="0" draw:style-name="gr1" svg:width="9.583cm" svg:height="7.754cm" svg:x="0.099cm" svg:y="0cm">
              <draw:object draw:notify-on-update-of-ranges="Feuille1.A7:Feuille1.F7 Feuille1.A9:Feuille1.F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19/01/2012</text:date>, <text:time>12:5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ain </meta:initial-creator>
    <meta:creation-date>2012-01-19T12:10:16</meta:creation-date>
    <dc:date>2012-01-19T12:56:00</dc:date>
    <dc:creator>alain </dc:creator>
    <meta:editing-duration>PT00H00M18S</meta:editing-duration>
    <meta:editing-cycles>1</meta:editing-cycles>
    <meta:document-statistic meta:table-count="3" meta:cell-count="19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9.584cm" svg:height="7.755cm" xlink:href=".." chart:class="chart:circle" chart:style-name="ch1">
        <chart:title svg:x="2.926cm" svg:y="0.156cm" chart:style-name="ch2">
          <text:p>Poulation mondiale</text:p>
        </chart:title>
        <chart:subtitle svg:x="3.138cm" svg:y="0.814cm" chart:style-name="ch3">
          <text:p>Nombre d'individus</text:p>
        </chart:subtitle>
        <chart:legend chart:legend-position="end" svg:x="7.129cm" svg:y="2.181cm" chart:style-name="ch4"/>
        <chart:plot-area chart:style-name="ch5" table:cell-range-address="Feuille1.A7:Feuille1.F7 Feuille1.A9:Feuille1.F9" chart:data-source-has-labels="row" svg:x="0.191cm" svg:y="1.42cm" svg:width="6.748cm" svg:height="6.025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Feuille1.A7:Feuille1.F7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Feuille1.A9:Feuille1.F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A7:Feuille1.F7">Asie</text:p>
              </table:table-cell>
              <table:table-cell office:value-type="string">
                <text:p>Afrique</text:p>
              </table:table-cell>
              <table:table-cell office:value-type="string">
                <text:p>Europe</text:p>
              </table:table-cell>
              <table:table-cell office:value-type="string">
                <text:p>Amérique latine et caraïbes</text:p>
              </table:table-cell>
              <table:table-cell office:value-type="string">
                <text:p>Amérique du Nord</text:p>
              </table:table-cell>
              <table:table-cell office:value-type="string">
                <text:p>Océanie</text:p>
              </table:table-cell>
            </table:table-row>
          </table:table-header-rows>
          <table:table-rows>
            <table:table-row>
              <table:table-cell office:value-type="string">
                <text:p text:id="">Ligne 9</text:p>
              </table:table-cell>
              <table:table-cell office:value-type="float" office:value="4030000000">
                <text:p text:id="Feuille1.A9:Feuille1.F9">4030000000</text:p>
              </table:table-cell>
              <table:table-cell office:value-type="float" office:value="965000000">
                <text:p>965000000</text:p>
              </table:table-cell>
              <table:table-cell office:value-type="float" office:value="731000000">
                <text:p>731000000</text:p>
              </table:table-cell>
              <table:table-cell office:value-type="float" office:value="572000000">
                <text:p>572000000</text:p>
              </table:table-cell>
              <table:table-cell office:value-type="float" office:value="1.#NAN">
                <text:p>1.#NAN</text:p>
              </table:table-cell>
              <table:table-cell office:value-type="float" office:value="34000000">
                <text:p>34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